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Standard">
      <style:text-properties officeooo:paragraph-rsid="00355b61"/>
    </style:style>
    <style:style style:name="P12" style:family="paragraph" style:parent-style-name="Standard">
      <style:text-properties officeooo:rsid="00355b61" officeooo:paragraph-rsid="00355b61"/>
    </style:style>
    <style:style style:name="P13" style:family="paragraph" style:parent-style-name="Standard">
      <style:paragraph-properties fo:text-align="justify" style:justify-single-word="false"/>
      <style:text-properties officeooo:rsid="00355b61" officeooo:paragraph-rsid="003b4d6c"/>
    </style:style>
    <style:style style:name="P14" style:family="paragraph" style:parent-style-name="Standard">
      <style:paragraph-properties fo:text-align="justify" style:justify-single-word="false"/>
      <style:text-properties officeooo:rsid="00355b61" officeooo:paragraph-rsid="003cbc93"/>
    </style:style>
    <style:style style:name="P15" style:family="paragraph" style:parent-style-name="Standard">
      <style:paragraph-properties fo:text-align="justify" style:justify-single-word="false"/>
      <style:text-properties officeooo:rsid="00355b61" officeooo:paragraph-rsid="003f43a2"/>
    </style:style>
    <style:style style:name="P16" style:family="paragraph" style:parent-style-name="Standard">
      <style:text-properties officeooo:paragraph-rsid="0041a1d2"/>
    </style:style>
    <style:style style:name="P17" style:family="paragraph" style:parent-style-name="Standard">
      <style:paragraph-properties fo:text-align="justify" style:justify-single-word="false"/>
      <style:text-properties officeooo:rsid="003b4d6c" officeooo:paragraph-rsid="003b4d6c"/>
    </style:style>
    <style:style style:name="P18" style:family="paragraph" style:parent-style-name="Standard">
      <style:paragraph-properties fo:text-align="justify" style:justify-single-word="false"/>
      <style:text-properties officeooo:rsid="003b4d6c" officeooo:paragraph-rsid="003f43a2"/>
    </style:style>
    <style:style style:name="P19" style:family="paragraph" style:parent-style-name="Standard">
      <style:paragraph-properties fo:text-align="justify" style:justify-single-word="false"/>
      <style:text-properties officeooo:rsid="003cbc93" officeooo:paragraph-rsid="003cbc93"/>
    </style:style>
    <style:style style:name="P20" style:family="paragraph" style:parent-style-name="Standard">
      <style:paragraph-properties fo:text-align="justify" style:justify-single-word="false"/>
      <style:text-properties officeooo:rsid="003cbc93" officeooo:paragraph-rsid="003f43a2"/>
    </style:style>
    <style:style style:name="P21" style:family="paragraph" style:parent-style-name="Standard">
      <style:text-properties officeooo:rsid="004585c5" officeooo:paragraph-rsid="004585c5"/>
    </style:style>
    <style:style style:name="P22" style:family="paragraph" style:parent-style-name="Standard">
      <style:text-properties officeooo:paragraph-rsid="004585c5"/>
    </style:style>
    <style:style style:name="P23" style:family="paragraph" style:parent-style-name="Standard">
      <style:text-properties officeooo:rsid="0047895d" officeooo:paragraph-rsid="0047895d"/>
    </style:style>
    <style:style style:name="P24" style:family="paragraph" style:parent-style-name="Standard">
      <style:text-properties officeooo:rsid="004aa535" officeooo:paragraph-rsid="004aa535"/>
    </style:style>
    <style:style style:name="P25" style:family="paragraph" style:parent-style-name="Standard">
      <style:text-properties officeooo:paragraph-rsid="004aa535"/>
    </style:style>
    <style:style style:name="P26" style:family="paragraph" style:parent-style-name="Standard">
      <style:text-properties officeooo:rsid="004adb12" officeooo:paragraph-rsid="004adb12"/>
    </style:style>
    <style:style style:name="P27" style:family="paragraph" style:parent-style-name="Code_20_block">
      <style:text-properties officeooo:rsid="0018780e"/>
    </style:style>
    <style:style style:name="P28" style:family="paragraph" style:parent-style-name="Code_20_block">
      <style:text-properties officeooo:paragraph-rsid="00244728"/>
    </style:style>
    <style:style style:name="P29" style:family="paragraph" style:parent-style-name="Code_20_block">
      <style:text-properties officeooo:paragraph-rsid="0024b383"/>
    </style:style>
    <style:style style:name="P30" style:family="paragraph" style:parent-style-name="Code_20_block">
      <style:text-properties officeooo:paragraph-rsid="00250a76"/>
    </style:style>
    <style:style style:name="P31" style:family="paragraph" style:parent-style-name="Code_20_block">
      <style:text-properties officeooo:rsid="0024b383" officeooo:paragraph-rsid="0024b383"/>
    </style:style>
    <style:style style:name="P32" style:family="paragraph" style:parent-style-name="Code_20_block">
      <style:text-properties officeooo:paragraph-rsid="0026c81d"/>
    </style:style>
    <style:style style:name="P33" style:family="paragraph" style:parent-style-name="Code_20_block">
      <style:text-properties officeooo:paragraph-rsid="0027a24d"/>
    </style:style>
    <style:style style:name="P34" style:family="paragraph" style:parent-style-name="Code_20_block">
      <style:text-properties officeooo:rsid="0027a24d" officeooo:paragraph-rsid="0027a24d"/>
    </style:style>
    <style:style style:name="P35" style:family="paragraph" style:parent-style-name="Code_20_block">
      <style:text-properties officeooo:paragraph-rsid="00355b61"/>
    </style:style>
    <style:style style:name="P36" style:family="paragraph" style:parent-style-name="Code_20_block">
      <style:text-properties officeooo:paragraph-rsid="00358d58"/>
    </style:style>
    <style:style style:name="P37" style:family="paragraph" style:parent-style-name="Code_20_block">
      <style:text-properties officeooo:paragraph-rsid="003f43a2"/>
    </style:style>
    <style:style style:name="P38" style:family="paragraph" style:parent-style-name="Code_20_block">
      <style:text-properties officeooo:paragraph-rsid="0041a1d2"/>
    </style:style>
    <style:style style:name="P39" style:family="paragraph" style:parent-style-name="Code_20_block">
      <style:text-properties officeooo:paragraph-rsid="00426fcb"/>
    </style:style>
    <style:style style:name="P40" style:family="paragraph" style:parent-style-name="Code_20_block">
      <style:text-properties officeooo:rsid="003b4d6c"/>
    </style:style>
    <style:style style:name="P41" style:family="paragraph" style:parent-style-name="Code_20_block">
      <style:text-properties officeooo:rsid="003b4d6c" officeooo:paragraph-rsid="003f43a2"/>
    </style:style>
    <style:style style:name="P42" style:family="paragraph" style:parent-style-name="Code_20_block">
      <style:text-properties officeooo:rsid="003cbc93"/>
    </style:style>
    <style:style style:name="P43" style:family="paragraph" style:parent-style-name="Code_20_block">
      <style:text-properties officeooo:rsid="003cbc93" officeooo:paragraph-rsid="003f43a2"/>
    </style:style>
    <style:style style:name="P44" style:family="paragraph" style:parent-style-name="Code_20_block">
      <style:text-properties officeooo:rsid="00426fcb" officeooo:paragraph-rsid="00426fcb"/>
    </style:style>
    <style:style style:name="P45" style:family="paragraph" style:parent-style-name="Code_20_block">
      <style:text-properties officeooo:rsid="00355b61" officeooo:paragraph-rsid="00358d58"/>
    </style:style>
    <style:style style:name="P46" style:family="paragraph" style:parent-style-name="Standard">
      <style:paragraph-properties fo:break-before="page"/>
    </style:style>
    <style:style style:name="P47" style:family="paragraph" style:parent-style-name="Standard" style:list-style-name="Numbering_20_1"/>
    <style:style style:name="P48" style:family="paragraph" style:parent-style-name="Standard" style:list-style-name="Numbering_20_1">
      <style:text-properties officeooo:paragraph-rsid="001d5430"/>
    </style:style>
    <style:style style:name="P49" style:family="paragraph" style:parent-style-name="Standard" style:list-style-name="Numbering_20_1">
      <style:text-properties officeooo:rsid="004585c5" officeooo:paragraph-rsid="004585c5"/>
    </style:style>
    <style:style style:name="P50" style:family="paragraph" style:parent-style-name="Standard">
      <style:paragraph-properties fo:text-align="justify" style:justify-single-word="false"/>
      <style:text-properties officeooo:rsid="003cbc93" officeooo:paragraph-rsid="00523ac1"/>
    </style:style>
    <style:style style:name="P51" style:family="paragraph" style:parent-style-name="Standard">
      <style:paragraph-properties fo:text-align="justify" style:justify-single-word="false"/>
      <style:text-properties officeooo:rsid="00523ac1" officeooo:paragraph-rsid="00523ac1"/>
    </style:style>
    <style:style style:name="P52" style:family="paragraph" style:parent-style-name="Standard">
      <style:paragraph-properties fo:text-align="justify" style:justify-single-word="false"/>
      <style:text-properties officeooo:rsid="00355b61" officeooo:paragraph-rsid="00523ac1"/>
    </style:style>
    <style:style style:name="P53" style:family="paragraph" style:parent-style-name="Standard">
      <style:paragraph-properties fo:text-align="justify" style:justify-single-word="false"/>
      <style:text-properties officeooo:rsid="003b4d6c" officeooo:paragraph-rsid="00523ac1"/>
    </style:style>
    <style:style style:name="P54" style:family="paragraph" style:parent-style-name="Standard">
      <style:paragraph-properties fo:text-align="justify" style:justify-single-word="false"/>
      <style:text-properties officeooo:rsid="005807d7" officeooo:paragraph-rsid="005807d7"/>
    </style:style>
    <style:style style:name="P55" style:family="paragraph" style:parent-style-name="Heading_20_1" style:master-page-name="Standard">
      <style:paragraph-properties style:page-number="auto"/>
    </style:style>
    <style:style style:name="P56" style:family="paragraph" style:parent-style-name="Heading_20_3">
      <style:text-properties officeooo:rsid="00244728" officeooo:paragraph-rsid="00244728"/>
    </style:style>
    <style:style style:name="P57" style:family="paragraph" style:parent-style-name="Heading_20_3">
      <style:text-properties officeooo:rsid="00355b61"/>
    </style:style>
    <style:style style:name="P58" style:family="paragraph" style:parent-style-name="Heading_20_3">
      <style:text-properties officeooo:rsid="003b4d6c"/>
    </style:style>
    <style:style style:name="P59" style:family="paragraph" style:parent-style-name="Heading_20_3">
      <style:text-properties officeooo:rsid="001d5430" officeooo:paragraph-rsid="001d5430"/>
    </style:style>
    <style:style style:name="P60" style:family="paragraph" style:parent-style-name="Heading_20_3">
      <style:text-properties officeooo:paragraph-rsid="004aa535"/>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officeooo:rsid="003b4d6c" officeooo:paragraph-rsid="003f43a2"/>
    </style:style>
    <style:style style:name="P63" style:family="paragraph" style:parent-style-name="Heading_20_2">
      <style:paragraph-properties fo:break-before="page"/>
    </style:style>
    <style:style style:name="P64" style:family="paragraph" style:parent-style-name="Code_20_block">
      <style:text-properties fo:color="#008000" officeooo:rsid="0018780e"/>
    </style:style>
    <style:style style:name="P65" style:family="paragraph" style:parent-style-name="Code_20_block">
      <style:paragraph-properties fo:text-align="justify" style:justify-single-word="false"/>
      <style:text-properties officeooo:rsid="003cbc93" officeooo:paragraph-rsid="00523ac1"/>
    </style:style>
    <style:style style:name="P66" style:family="paragraph" style:parent-style-name="Code_20_block">
      <style:text-properties officeooo:rsid="003cbc93" officeooo:paragraph-rsid="00523ac1"/>
    </style:style>
    <style:style style:name="P67" style:family="paragraph" style:parent-style-name="Code_20_block">
      <style:text-properties officeooo:rsid="003b4d6c" officeooo:paragraph-rsid="00523ac1"/>
    </style:style>
    <style:style style:name="P68" style:family="paragraph" style:parent-style-name="Code_20_block">
      <style:text-properties officeooo:rsid="003b4d6c" officeooo:paragraph-rsid="0052a21f"/>
    </style:style>
    <style:style style:name="P69" style:family="paragraph" style:parent-style-name="Code_20_block">
      <style:text-properties officeooo:paragraph-rsid="00523ac1"/>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523ac1"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4c9b2f" style:font-style-asian="italic" style:font-style-complex="italic"/>
    </style:style>
    <style:style style:name="T16" style:family="text">
      <style:text-properties fo:font-style="italic" officeooo:rsid="004eecbd" style:font-style-asian="italic" style:font-style-complex="italic"/>
    </style:style>
    <style:style style:name="T17" style:family="text">
      <style:text-properties fo:font-style="normal" style:font-style-asian="normal" style:font-style-complex="normal"/>
    </style:style>
    <style:style style:name="T18" style:family="text">
      <style:text-properties fo:color="#008000"/>
    </style:style>
    <style:style style:name="T19" style:family="text">
      <style:text-properties fo:color="#008000" officeooo:rsid="0026c81d"/>
    </style:style>
    <style:style style:name="T20" style:family="text">
      <style:text-properties fo:color="#008000" officeooo:rsid="0027a24d"/>
    </style:style>
    <style:style style:name="T21" style:family="text">
      <style:text-properties fo:color="#008000" officeooo:rsid="00299f44"/>
    </style:style>
    <style:style style:name="T22" style:family="text">
      <style:text-properties fo:color="#008000" officeooo:rsid="00426fcb"/>
    </style:style>
    <style:style style:name="T23" style:family="text">
      <style:text-properties officeooo:rsid="0018780e"/>
    </style:style>
    <style:style style:name="T24" style:family="text">
      <style:text-properties officeooo:rsid="0018f604"/>
    </style:style>
    <style:style style:name="T25" style:family="text">
      <style:text-properties officeooo:rsid="001afe49"/>
    </style:style>
    <style:style style:name="T26" style:family="text">
      <style:text-properties officeooo:rsid="001b131a"/>
    </style:style>
    <style:style style:name="T27" style:family="text">
      <style:text-properties officeooo:rsid="001b87eb"/>
    </style:style>
    <style:style style:name="T28" style:family="text">
      <style:text-properties officeooo:rsid="001d5430"/>
    </style:style>
    <style:style style:name="T29" style:family="text">
      <style:text-properties officeooo:rsid="00244728"/>
    </style:style>
    <style:style style:name="T30" style:family="text">
      <style:text-properties officeooo:rsid="0024b383"/>
    </style:style>
    <style:style style:name="T31" style:family="text">
      <style:text-properties officeooo:rsid="00250a76"/>
    </style:style>
    <style:style style:name="T32" style:family="text">
      <style:text-properties officeooo:rsid="0027a24d"/>
    </style:style>
    <style:style style:name="T33" style:family="text">
      <style:text-properties officeooo:rsid="002f61f6"/>
    </style:style>
    <style:style style:name="T34" style:family="text">
      <style:text-properties officeooo:rsid="00355b61"/>
    </style:style>
    <style:style style:name="T35" style:family="text">
      <style:text-properties officeooo:rsid="00358d58"/>
    </style:style>
    <style:style style:name="T36" style:family="text">
      <style:text-properties officeooo:rsid="003b4d6c"/>
    </style:style>
    <style:style style:name="T37" style:family="text">
      <style:text-properties style:text-position="sub 58%" officeooo:rsid="003b4d6c"/>
    </style:style>
    <style:style style:name="T38" style:family="text">
      <style:text-properties officeooo:rsid="003cbc93"/>
    </style:style>
    <style:style style:name="T39" style:family="text">
      <style:text-properties fo:color="#000000" style:font-name="Courier New2" fo:font-size="9pt" officeooo:rsid="003cbc93" style:font-size-asian="9pt"/>
    </style:style>
    <style:style style:name="T40" style:family="text">
      <style:text-properties officeooo:rsid="0041a1d2"/>
    </style:style>
    <style:style style:name="T41" style:family="text">
      <style:text-properties officeooo:rsid="00426fcb"/>
    </style:style>
    <style:style style:name="T42" style:family="text">
      <style:text-properties officeooo:rsid="0047895d"/>
    </style:style>
    <style:style style:name="T43" style:family="text">
      <style:text-properties officeooo:rsid="0048665c"/>
    </style:style>
    <style:style style:name="T44" style:family="text">
      <style:text-properties officeooo:rsid="004c9b2f"/>
    </style:style>
    <style:style style:name="T45" style:family="text">
      <style:text-properties officeooo:rsid="004eecbd"/>
    </style:style>
    <style:style style:name="T46" style:family="text">
      <style:text-properties officeooo:rsid="00523a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86599815928887352" text:style-name="Outline">
        <text:list-item>
          <text:h text:style-name="P55"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204245134040855"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204245975992901"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204246598411689"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204245270339772"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204246013245805"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204246144261690"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204246058279173"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204246361675894"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20424620467001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204246480843200"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204246749154200"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20424644326394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204244661097805"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20424633014370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Nested elements:</text:p>
      <text:p text:style-name="Standard"><text:soft-page-break/><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204245548592175"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204245945251465" text:continue-numbering="true" text:style-name="Outline">
        <text:list-item>
          <text:list>
            <text:list-item>
              <text:list>
                <text:list-item>
                  <text:h text:style-name="P56"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29">s</text:span>:</text:p>
      <text:p text:style-name="P28"><text:span text:style-name="T29">ScriptedPolicy</text:span>(String <text:span text:style-name="T29">language</text:span>, String <text:span text:style-name="T29">script</text:span>)</text:p>
      <text:p text:style-name="P28"><text:span text:style-name="T29">ScriptedPolicy</text:span>(String <text:span text:style-name="T29">language</text:span>, <text:span text:style-name="T29">Reader</text:span> <text:span text:style-name="T29">scriptReader</text:span>)</text:p>
      <text:p text:style-name="P28"><text:span text:style-name="T29">ScriptedPolicy</text:span>(String <text:span text:style-name="T29">language</text:span>, <text:span text:style-name="T29">File</text:span> <text:span text:style-name="T29">scriptFile</text:span>)</text:p>
      <text:p text:style-name="P9">Usage:</text:p>
      <text:p text:style-name="P30">policy = new <text:span text:style-name="T29">ScriptedPolicy</text:span>("<text:span text:style-name="T29">javascript</text:span>", "<text:span text:style-name="T29">true</text:span>");</text:p>
      <text:p text:style-name="P30">policy = new <text:span text:style-name="T29">ScriptedPolicy</text:span>("<text:span text:style-name="T29">javascript</text:span>", <text:span text:style-name="T31">new StringReader(myScript)</text:span>);</text:p>
      <text:p text:style-name="P28">policy = new <text:span text:style-name="T29">ScriptedPolicy</text:span>("<text:span text:style-name="T29">javascript</text:span>", <text:span text:style-name="T31">new File(</text:span>"<text:span text:style-name="T31">myScript.js</text:span>"<text:span text:style-name="T31">)</text:span>);</text:p>
      <text:p text:style-name="P9"/>
      <text:p text:style-name="P9">XML Element: <text:span text:style-name="T1">&lt;</text:span><text:span text:style-name="T4">Script</text:span><text:span text:style-name="T1">&gt;</text:span></text:p>
      <text:p text:style-name="P9">Attribute: <text:span text:style-name="T29">language</text:span></text:p>
      <text:p text:style-name="P9">Usage:</text:p>
      <text:p text:style-name="P29">&lt;<text:span text:style-name="T30">Script language=”javascript”</text:span>&gt;<text:span text:style-name="T30">true</text:span>&lt;/<text:span text:style-name="T30">Script</text:span>&gt;</text:p>
      <text:p text:style-name="P29"/>
      <text:p text:style-name="P29">&lt;<text:span text:style-name="T30">Script language=”javascript”</text:span>&gt;<text:span text:style-name="T30">&lt;![CDATA[</text:span></text:p>
      <text:p text:style-name="P31">function myFunction() {</text:p>
      <text:p text:style-name="P31"><text:s text:c="2"/>return true;</text:p>
      <text:p text:style-name="P31">}</text:p>
      <text:p text:style-name="P31">myFunction();</text:p>
      <text:p text:style-name="P29"><text:span text:style-name="T30">]]&gt;</text:span>&lt;/<text:span text:style-name="T30">Script</text:span>&gt;</text:p>
      <text:list xml:id="list204246509057145"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46">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204245304239225" text:continue-numbering="true" text:style-name="Outline">
        <text:list-item>
          <text:list>
            <text:list-item>
              <text:list>
                <text:list-item>
                  <text:h text:style-name="P57" text:outline-level="3">Preference</text:h>
                </text:list-item>
              </text:list>
            </text:list-item>
          </text:list>
        </text:list-item>
      </text:list>
      <text:p text:style-name="P12">Evaluates a set of nested policies ordered by preference.</text:p>
      <text:p text:style-name="P12"/>
      <text:p text:style-name="P11">Class name: s<text:span text:style-name="T1">org.jppf.node.policy.</text:span><text:span text:style-name="T5">Preference</text:span></text:p>
      <text:p text:style-name="P11">Constructor<text:span text:style-name="T34">s</text:span>:</text:p>
      <text:p text:style-name="P35"><text:span text:style-name="T34">Preference</text:span>(<text:span text:style-name="T34">ExecutionPolicy</text:span>...<text:span text:style-name="T34">policies</text:span>)</text:p>
      <text:p text:style-name="P35"><text:span text:style-name="T34">Preference</text:span>(<text:span text:style-name="T34">List&lt;ExecutionPolicy&gt; policies</text:span>)</text:p>
      <text:p text:style-name="P11">Usage:</text:p>
      <text:p text:style-name="P35">policy = new <text:span text:style-name="T34">Preference</text:span>(<text:span text:style-name="T34">AtLeast("jppf.processing.threads", 4</text:span>),</text:p>
      <text:p text:style-name="P35"><text:s text:c="2"/><text:span text:style-name="T34">new LessThan("jppf.processing.threads", 4).and(new AtLeast("</text:span><text:span text:style-name="Teletype"><text:span text:style-name="T34">maxMemory", 1_000_000)));</text:span></text:span></text:p>
      <text:p text:style-name="P11"/>
      <text:p text:style-name="P11">XML Element: <text:span text:style-name="T1">&lt;</text:span><text:span text:style-name="T6">Preference</text:span><text:span text:style-name="T1">&gt;</text:span></text:p>
      <text:p text:style-name="P11">Usage:</text:p>
      <text:p text:style-name="P35">&lt;<text:span text:style-name="T35">Preference</text:span>&gt;</text:p>
      <text:p text:style-name="P35"><text:s text:c="2"/><text:span text:style-name="T35">&lt;AtLeast&gt;</text:span></text:p>
      <text:p text:style-name="P36"><text:s text:c="4"/>&lt;<text:span text:style-name="T35">Property</text:span>&gt;<text:span text:style-name="T34">jppf.processing.thread</text:span>&lt;/<text:span text:style-name="T35">Property</text:span>&gt;</text:p>
      <text:p text:style-name="P35"><text:s text:c="4"/>&lt;<text:span text:style-name="T35">Value</text:span>&gt;<text:span text:style-name="T35">4</text:span>&lt;/Arg&gt;</text:p>
      <text:p text:style-name="P36"><text:s text:c="2"/>&lt;/A<text:span text:style-name="T35">tLeast</text:span>&gt;</text:p>
      <text:p text:style-name="P36"><text:s text:c="2"/>&lt;A<text:span text:style-name="T35">ND</text:span>&gt;</text:p>
      <text:p text:style-name="P36"><text:s text:c="4"/><text:span text:style-name="T35">&lt;LessThan&gt;</text:span></text:p>
      <text:p text:style-name="P36"><text:s text:c="6"/>&lt;<text:span text:style-name="T35">Property</text:span>&gt;<text:span text:style-name="T34">jppf.processing.thread</text:span>&lt;/<text:span text:style-name="T35">Property</text:span>&gt;</text:p>
      <text:p text:style-name="P36"><text:s text:c="6"/>&lt;<text:span text:style-name="T35">Value</text:span>&gt;<text:span text:style-name="T35">4</text:span>&lt;/Arg&gt;</text:p>
      <text:p text:style-name="P36"><text:s text:c="4"/>&lt;/<text:span text:style-name="T35">LessThan</text:span>&gt;</text:p>
      <text:p text:style-name="P36"><text:s text:c="4"/><text:span text:style-name="T35">&lt;AtLeast&gt;</text:span></text:p>
      <text:p text:style-name="P36"><text:s text:c="6"/>&lt;<text:span text:style-name="T35">Property</text:span>&gt;<text:span text:style-name="T35">maxMemory</text:span>&lt;/<text:span text:style-name="T35">Property</text:span>&gt;</text:p>
      <text:p text:style-name="P36"><text:s text:c="6"/>&lt;<text:span text:style-name="T35">Value</text:span>&gt;<text:span text:style-name="T35">1000000</text:span>&lt;/Arg&gt;</text:p>
      <text:p text:style-name="P36"><text:s text:c="4"/>&lt;/A<text:span text:style-name="T35">tLeast</text:span>&gt;</text:p>
      <text:p text:style-name="P36"><text:s text:c="2"/>&lt;/A<text:span text:style-name="T35">ND</text:span>&gt;</text:p>
      <text:p text:style-name="P45">&lt;/Preference&gt;</text:p>
      <text:list xml:id="list204245959366280" text:continue-numbering="true" text:style-name="Outline">
        <text:list-item>
          <text:list>
            <text:list-item>
              <text:list>
                <text:list-item>
                  <text:h text:style-name="P58" text:outline-level="3">IsInIPv4Subnet</text:h>
                </text:list-item>
              </text:list>
            </text:list-item>
          </text:list>
        </text:list-item>
      </text:list>
      <text:p text:style-name="P13"><text:span text:style-name="T36">Performs a test of type “'</text:span><text:a xlink:type="simple" xlink:href="#1.2.7.Network properties|outline" text:style-name="Internet_20_link" text:visited-style-name="Visited_20_Internet_20_Link"><text:span text:style-name="T36">ipv</text:span></text:a><text:a xlink:type="simple" xlink:href="#1.2.7.Network properties|outline" text:style-name="Internet_20_link" text:visited-style-name="Visited_20_Internet_20_Link"><text:span text:style-name="T36">4</text:span></text:a><text:a xlink:type="simple" xlink:href="#1.2.7.Network properties|outline" text:style-name="Internet_20_link" text:visited-style-name="Visited_20_Internet_20_Link"><text:span text:style-name="T36">.addresses</text:span></text:a><text:span text:style-name="T36"> has an address in at least one of s</text:span><text:span text:style-name="T37">1</text:span><text:span text:style-name="T36">, ... <text:s/>or s</text:span><text:span text:style-name="T37">n</text:span><text:span text:style-name="T36"> subnets”</text:span></text:p>
      <text:p text:style-name="P14"><text:span text:style-name="T36">Each subnet can be expressed in either CIDR or </text:span><text:a xlink:type="simple" xlink:href="http://www.jppf.org/api-5/index.html?org/jppf/net/IPv4AddressPattern.html" text:style-name="Internet_20_link" text:visited-style-name="Visited_20_Internet_20_Link"><text:span text:style-name="T36">IPv4AddressPattern</text:span></text:a><text:span text:style-name="T36"> format.</text:span></text:p>
      <text:p text:style-name="P17"/>
      <text:p text:style-name="P13"><text:span text:style-name="T36">Class name: </text:span><text:span text:style-name="T7">org.jppf.node.policy.IsInIPv4Subnet</text:span></text:p>
      <text:p text:style-name="P17">Constructors:</text:p>
      <text:p text:style-name="P40">IsInIPv4Subnet(String...subnets)</text:p>
      <text:p text:style-name="P40">IsInIPv4Subnet(Collection&lt;String&gt; subnets)</text:p>
      <text:p text:style-name="P17">Usage:</text:p>
      <text:p text:style-name="P40">policy = new IsInIPv4Subnet(“192.168.1.0/24”, “192.168.1.0-255”);</text:p>
      <text:p text:style-name="P17"/>
      <text:p text:style-name="P14"><text:span text:style-name="T38">XML element: </text:span><text:span text:style-name="T8">&lt;</text:span><text:span text:style-name="T7">IsInIPv4Subnet</text:span><text:span text:style-name="T8">&gt;</text:span></text:p>
      <text:p text:style-name="P14"><text:span text:style-name="T38">Nested element: </text:span><text:span text:style-name="T8">&lt;Subnet&gt;</text:span><text:span text:style-name="T38"> : IPv4 subnet mask, min = 1, max = unbounded</text:span></text:p>
      <text:p text:style-name="P19">Usage:</text:p>
      <text:p text:style-name="P42">&lt;IsInIPv4Subnet&gt;</text:p>
      <text:p text:style-name="P42"><text:s text:c="2"/>&lt;Subnet&gt;192.168.1.0/24&lt;/Subnet&gt;</text:p>
      <text:p text:style-name="P42"><text:s text:c="2"/>&lt;Subnet&gt;192.168.1.0-255&lt;/Subnet&gt;</text:p>
      <text:p text:style-name="P42">&lt;/IsInIPv4Subnet&gt;</text:p>
      <text:p text:style-name="P19"/>
      <text:list xml:id="list204245694741528" text:continue-numbering="true" text:style-name="Outline">
        <text:list-item>
          <text:list>
            <text:list-item>
              <text:list>
                <text:list-item>
                  <text:h text:style-name="P62" text:outline-level="3">IsInIPv6Subnet</text:h>
                </text:list-item>
              </text:list>
            </text:list-item>
          </text:list>
        </text:list-item>
      </text:list>
      <text:p text:style-name="P15"><text:span text:style-name="T36">Performs a test of type “'</text:span><text:a xlink:type="simple" xlink:href="#1.2.7.Network properties|outline" text:style-name="Internet_20_link" text:visited-style-name="Visited_20_Internet_20_Link"><text:span text:style-name="T36">ipv6.addresses</text:span></text:a><text:span text:style-name="T36"> has an address in at least one of s</text:span><text:span text:style-name="T37">1</text:span><text:span text:style-name="T36">, ... <text:s/>or s</text:span><text:span text:style-name="T37">n</text:span><text:span text:style-name="T36"> subnets”</text:span></text:p>
      <text:p text:style-name="P15"><text:span text:style-name="T36">Each subnet can be expressed in either CIDR or </text:span><text:a xlink:type="simple" xlink:href="http://www.jppf.org/api-5/index.html?org/jppf/net/IPv6AddressPattern.html" text:style-name="Internet_20_link" text:visited-style-name="Visited_20_Internet_20_Link"><text:span text:style-name="T36">IPv6AddressPattern</text:span></text:a><text:span text:style-name="T36"> format.</text:span></text:p>
      <text:p text:style-name="P18"/>
      <text:p text:style-name="P15"><text:span text:style-name="T36">Class name: </text:span><text:span text:style-name="T7">org.jppf.node.policy.IsInIPv</text:span><text:span text:style-name="T10">6</text:span><text:span text:style-name="T7">Subnet</text:span></text:p>
      <text:p text:style-name="P18">Constructors:</text:p>
      <text:p text:style-name="P41">IsInIPv6Subnet(String...subnets)</text:p>
      <text:p text:style-name="P41">IsInIPv6Subnet(Collection&lt;String&gt; subnets)</text:p>
      <text:p text:style-name="P18">Usage:</text:p>
      <text:p text:style-name="P40">policy = new IsInIPv6Subnet(“::1/80”, “1080::0:0:8:800:200C:417A/97”);</text:p>
      <text:p text:style-name="P18"/>
      <text:p text:style-name="P15"><text:span text:style-name="T38">XML element: </text:span><text:span text:style-name="T8">&lt;</text:span><text:span text:style-name="T7">IsInIPv</text:span><text:span text:style-name="T9">6</text:span><text:span text:style-name="T7">Subnet</text:span><text:span text:style-name="T8">&gt;</text:span></text:p>
      <text:p text:style-name="P15"><text:span text:style-name="T38">Nested element: </text:span><text:span text:style-name="T8">&lt;Subnet&gt;</text:span><text:span text:style-name="T38"> : IPv6 subnet mask, min = 1, max = unbounded</text:span></text:p>
      <text:p text:style-name="P20">Usage:</text:p>
      <text:p text:style-name="P43">&lt;IsInIPv6Subnet&gt;</text:p>
      <text:p text:style-name="P43"><text:s text:c="2"/>&lt;Subnet&gt;::1/80&lt;/Subnet&gt;</text:p>
      <text:p text:style-name="P37"><text:span text:style-name="T38"><text:s text:c="2"/>&lt;Subnet&gt;</text:span><text:span text:style-name="T39">1080::0:0:8:800:200C:417A/97</text:span><text:span text:style-name="T38">&lt;/Subnet&gt;</text:span></text:p>
      <text:p text:style-name="P43">&lt;/IsInIPv6Subnet&gt;</text:p>
      <text:list xml:id="list204244716324921" text:continue-numbering="true" text:style-name="Outline">
        <text:list-item>
          <text:list>
            <text:list-item>
              <text:list>
                <text:list-item>
                  <text:h text:style-name="Heading_20_3" text:outline-level="3">NodesMatching</text:h>
                </text:list-item>
              </text:list>
            </text:list-item>
          </text:list>
        </text:list-item>
      </text:list>
      <text:p text:style-name="P51">Compares an expected number of nodes to the number of nodes matching an execution policy.</text:p>
      <text:p text:style-name="P53"/>
      <text:p text:style-name="P52"><text:span text:style-name="T36">Class name: </text:span><text:span text:style-name="T7">org.jppf.node.policy.</text:span><text:span text:style-name="T12">NodesMatching</text:span></text:p>
      <text:p text:style-name="P53">Constructor:</text:p>
      <text:p text:style-name="P68"><text:span text:style-name="T46">NodesMatching</text:span>(<text:span text:style-name="T46">Operator operator, int expected, ExecutionPolicy nodePolicy</text:span>)</text:p>
      <text:p text:style-name="P53">Usage:</text:p>
      <text:p text:style-name="P67">policy = new <text:span text:style-name="T46">NodesMatching</text:span>(<text:span text:style-name="T46">Operator.GREATER, 2, new AtLeast("availableProcessors", 4));</text:span></text:p>
      <text:p text:style-name="P53"/>
      <text:p text:style-name="P52"><text:span text:style-name="T38">XML element: </text:span><text:span text:style-name="T8">&lt;</text:span><text:span text:style-name="T12">NodesMatching</text:span><text:span text:style-name="T8">&gt;</text:span></text:p>
      <text:p text:style-name="P52">Attribute<text:span text:style-name="T46">s</text:span>:</text:p>
      <text:p text:style-name="P51">- operator: one of EQUAL, NOT_EQUAL, GREATER, LESS, AT_LEAST, AT_MOST (optional, defaults to "EQUAL")</text:p>
      <text:p text:style-name="P51">- expected: a value of type long (optional, defaults to "0")</text:p>
      <text:p text:style-name="P54">Nested element: any single policy element other than &lt;NodesMatching&gt;</text:p>
      <text:p text:style-name="P51"/>
      <text:p text:style-name="P50">Usage:</text:p>
      <text:p text:style-name="P66">&lt;<text:span text:style-name="T46">NodesMatching operator="GREATER" expected="2"</text:span>&gt;</text:p>
      <text:p text:style-name="P69"><text:s text:c="2"/><text:span text:style-name="T35">&lt;AtLeast&gt;</text:span></text:p>
      <text:p text:style-name="P69"><text:s text:c="4"/>&lt;<text:span text:style-name="T35">Property</text:span>&gt;<text:span text:style-name="T46">availableProcessors</text:span>&lt;/<text:span text:style-name="T35">Property</text:span>&gt;</text:p>
      <text:p text:style-name="P69"><text:s text:c="4"/>&lt;<text:span text:style-name="T35">Value</text:span>&gt;<text:span text:style-name="T46">4</text:span>&lt;/Arg&gt;</text:p>
      <text:p text:style-name="P69"><text:s text:c="2"/>&lt;/A<text:span text:style-name="T35">tLeast</text:span>&gt;</text:p>
      <text:p text:style-name="P65">&lt;/<text:span text:style-name="T46">NodesMatching</text:span>&gt;</text:p>
      <text:p text:style-name="P51"/>
      <text:list xml:id="list204244808039463" text:continue-numbering="true" text:style-name="Outline">
        <text:list-item>
          <text:list>
            <text:list-item>
              <text:h text:style-name="P63" text:outline-level="2"><text:span text:style-name="T24">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5/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5">or driver connection</text:span>. As <text:span text:style-name="Code_20_char">JPPFSystemInformation</text:span> encapsulates several sets of properties, the <text:span text:style-name="Code_20_char">ExecutionPolicy</text:span> class provides a method <text:a xlink:type="simple" xlink:href="http://www.jppf.org/api-5/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8686526552858204985" text:style-name="Numbering_20_1">
        <text:list-item>
          <text:p text:style-name="P48">in JPPFSystemInformation.get<text:span text:style-name="T28">Uuid</text:span>() : <text:span text:style-name="T28">JPPF uuid and version properties</text:span></text:p>
        </text:list-item>
        <text:list-item>
          <text:p text:style-name="P47">in JPPFSystemInformation.getJppf() : JPPF configuration properties</text:p>
        </text:list-item>
        <text:list-item>
          <text:p text:style-name="P47">in JPPFSystemInformation.getSystem() : system properties</text:p>
        </text:list-item>
        <text:list-item>
          <text:p text:style-name="P47">in JPPFSystemInformation.getEnv() : environment variables</text:p>
        </text:list-item>
        <text:list-item>
          <text:p text:style-name="P47">in JPPFSystemInformation.getNetwork() : IPV4 and IPV6 addresses assigned to the node <text:span text:style-name="T27">or driver</text:span></text:p>
        </text:list-item>
        <text:list-item>
          <text:p text:style-name="P47">in JPPFSystemInformation.getRuntime() : runtime properties</text:p>
        </text:list-item>
        <text:list-item>
          <text:p text:style-name="P47">in JPPFSystemInformation.getStorage() : storage space properties</text:p>
        </text:list-item>
        <text:list-item>
          <text:p text:style-name="P49">in JPPFSystemInformation.getOS() : operatng system information properties</text:p>
        </text:list-item>
      </text:list>
      <text:list xml:id="list204246498349169" text:continue-list="list204244808039463" text:style-name="Outline">
        <text:list-item>
          <text:list>
            <text:list-item>
              <text:list>
                <text:list-item>
                  <text:h text:style-name="P59"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28">jppf.uuid</text:span></text:span><text:span text:style-name="T28"> : the uuid of the node or driver</text:span></text:p>
      <text:p text:style-name="P4"><text:span text:style-name="Code_20_char"><text:span text:style-name="T28">jppf.version.number</text:span></text:span><text:span text:style-name="T28"> : the current JPPF version number</text:span></text:p>
      <text:p text:style-name="P4"><text:span text:style-name="Code_20_char"><text:span text:style-name="T28">jppf.build.number</text:span></text:span><text:span text:style-name="T28"> : the current build number</text:span></text:p>
      <text:p text:style-name="P4"><text:span text:style-name="Code_20_char"><text:span text:style-name="T28">jppf.build.date</text:span></text:span><text:span text:style-name="T28"> : the build date, including the time zone, in the format “yyyy-MM-dd hh:mm z”</text:span></text:p>
      <text:p text:style-name="P4"/>
      <text:p text:style-name="P7">Related APIs:</text:p>
      <text:p text:style-name="P7"/>
      <text:p text:style-name="P7"><text:a xlink:type="simple" xlink:href="http://www.jppf.org/api-5/org/jppf/management/JPPFSystemInformation.html#getUuid()" text:style-name="Internet_20_link" text:visited-style-name="Visited_20_Internet_20_Link"><text:span text:style-name="Code_20_char"><text:span text:style-name="T1">JPPFSystemInformation.get</text:span></text:span></text:a><text:a xlink:type="simple" xlink:href="http://www.jppf.org/api-5/org/jppf/management/JPPFSystemInformation.html#getUuid()" text:style-name="Internet_20_link" text:visited-style-name="Visited_20_Internet_20_Link"><text:span text:style-name="Code_20_char"><text:span text:style-name="T3">Uuid</text:span></text:span></text:a><text:a xlink:type="simple" xlink:href="http://www.jppf.org/api-5/org/jppf/management/JPPFSystemInformation.html#getUuid()" text:style-name="Internet_20_link" text:visited-style-name="Visited_20_Internet_20_Link"><text:span text:style-name="Code_20_char"><text:span text:style-name="T1">()</text:span></text:span></text:a></text:p>
      <text:p text:style-name="P7"><text:a xlink:type="simple" xlink:href="http://www.jppf.org/api-5/org/jppf/utils/VersionUtils.html#getVersion()" text:style-name="Internet_20_link" text:visited-style-name="Visited_20_Internet_20_Link"><text:span text:style-name="Code_20_char"><text:span text:style-name="T3">VersionUtils.getVersion()</text:span></text:span></text:a></text:p>
      <text:list xml:id="list204246602328620"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3">or driver's </text:span>JPPF configuration file, <text:span text:style-name="T23">depending on where the execution policy applies.</text:span></text:p>
      <text:p text:style-name="P5"/>
      <text:p text:style-name="P2"><text:span text:style-name="T23">Additionally, there is one special property “</text:span><text:span text:style-name="T2">jppf.channel.local</text:span><text:span text:style-name="T23">”,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6"/>
      <text:p text:style-name="P27">JPPFJob job = ...;</text:p>
      <text:p text:style-name="P64">// allow job execution only in the client-local executor</text:p>
      <text:p text:style-name="P27">ExecutionPolicy localExecutionPolicy = new Equal("jppf.channel.local", true);</text:p>
      <text:p text:style-name="P27">job.getClientSLA().setExecutionPolicy(localExecutionPolicy);</text:p>
      <text:p text:style-name="Standard"/>
      <text:p text:style-name="Standard">Related APIs:</text:p>
      <text:p text:style-name="Standard"/>
      <text:p text:style-name="Standard"><text:a xlink:type="simple" xlink:href="http://www.jppf.org/api-5/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api-5/org/jppf/utils/JPPFConfiguration.html#getProperties()" text:style-name="Internet_20_link" text:visited-style-name="Visited_20_Internet_20_Link"><text:span text:style-name="Code_20_char"><text:span text:style-name="T1">JPPFConfiguration.getProperties()</text:span></text:span></text:a></text:p>
      <text:list xml:id="list204245640499588"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5/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api-5/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api/java/lang/System.html#getProperties()" text:style-name="Internet_20_link" text:visited-style-name="Visited_20_Internet_20_Link"><text:span text:style-name="Code_20_char"><text:span text:style-name="T1">java.lang.System.getProperties()</text:span></text:span></text:a></text:p>
      <text:list xml:id="list204246514658729" text:continue-numbering="true" text:style-name="Outline">
        <text:list-item>
          <text:list>
            <text:list-item>
              <text:list>
                <text:list-item>
                  <text:h text:style-name="P61"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5/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api-5/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api/java/lang/System.html#getenv()" text:style-name="Internet_20_link" text:visited-style-name="Visited_20_Internet_20_Link"><text:span text:style-name="Code_20_char"><text:span text:style-name="T1">java.lang.System.getenv()</text:span></text:span></text:a></text:p>
      <text:list xml:id="list204246072311599"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5/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api-5/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api/index.html?java/lang/Runtime.html" text:style-name="Internet_20_link" text:visited-style-name="Visited_20_Internet_20_Link"><text:span text:style-name="Code_20_char"><text:span text:style-name="T1">java.lang.Runtime</text:span></text:span></text:a></text:p>
      <text:p text:style-name="P26"><text:a xlink:type="simple" xlink:href="http://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24"><text:span text:style-name="Code_20_char">startTime</text:span> : the JVM start time in milliseconds</text:p>
      <text:p text:style-name="P24"><text:span text:style-name="Code_20_char">uptime</text:span> : the JVM uptime in milliseconds</text:p>
      <text:p text:style-name="P24"><text:span text:style-name="Code_20_char">inputArgs</text:span> : the options passed to the JVM. This does not include the arguments of the application accessed from the <text:span text:style-name="Code_20_char">main()</text:span> method</text:p>
      <text:p text:style-name="Standard"/>
      <text:p text:style-name="P1"><text:span text:style-name="T13">Note</text:span>: <text:span text:style-name="Code_20_char"><text:span text:style-name="T44">uptime</text:span></text:span><text:span text:style-name="T15">, </text:span><text:span text:style-name="Code_20_char"><text:span text:style-name="T17">totalMemory</text:span></text:span><text:span text:style-name="T14"> and </text:span><text:span text:style-name="Code_20_char"><text:span text:style-name="T17">freeMemory</text:span></text:span><text:span text:style-name="T14"> are the values taken </text:span><text:span text:style-name="T15">upon</text:span><text:span text:style-name="T14"> the node </text:span><text:span text:style-name="T15">or</text:span><text:span text:style-name="T14"> server </text:span><text:span text:style-name="T15">startup</text:span><text:span text:style-name="T14">. They may have changed subsequently and should therefore only be used with appropriate precautions</text:span>.</text:p>
      <text:list xml:id="list204244877174718"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5/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api-5/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Standard">List of properties:</text:p>
      <text:p text:style-name="Standard"/>
      <text:p text:style-name="P16"><text:span text:style-name="Code_20_char">ipv4.addresses</text:span> : space-separated list of IPV4 addresses with associated host in the format host_name|ipv4_address</text:p>
      <text:p text:style-name="P16"><text:span text:style-name="Code_20_char">ipv6.addresses</text:span> : space-separated list of IPV6 addresses with associated host in the format host_name|ipv6_address</text:p>
      <text:p text:style-name="Standard"/>
      <text:p text:style-name="P16">Example:</text:p>
      <text:p text:style-name="Standard"/>
      <text:p text:style-name="P38">ipv4.addresses = www.myhost.com|192.168.121.3 <text:span text:style-name="T40">localhost</text:span>|127.0.0.1 <text:span text:style-name="T40">10</text:span>.1.<text:span text:style-name="T40">1</text:span>.12|<text:span text:style-name="T40">10</text:span>.1.<text:span text:style-name="T40">1</text:span>.12</text:p>
      <text:p text:style-name="P38">ipv6.addresses = www.myhost.com|2001:0db8:85a3:08d3:1319:8a2e:0370:7334</text:p>
      <text:p text:style-name="Standard"/>
      <text:p text:style-name="P25">Note: when a host name cannot be resolved, the <text:span text:style-name="T40">left</text:span>-hand part of the address, on the <text:span text:style-name="T40">left</text:span> of the "|" (pipe character) will be <text:span text:style-name="T40">set to the IP address</text:span></text:p>
      <text:list xml:id="list204245662889103" text:continue-numbering="true" text:style-name="Outline">
        <text:list-item>
          <text:list>
            <text:list-item>
              <text:list>
                <text:list-item>
                  <text:h text:style-name="P60"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26">i</text:span>on. The storage space information is only available with Java 1.6 or later, as the related APIs did not exist before this version.</text:p>
      <text:p text:style-name="Standard"/>
      <text:p text:style-name="Standard"/>
      <text:p text:style-name="P46">Related APIs:</text:p>
      <text:p text:style-name="Standard"/>
      <text:p text:style-name="Standard"><text:a xlink:type="simple" xlink:href="http://www.jppf.org/api-5/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api-5/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Standard">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04246541819221" text:continue-numbering="true" text:style-name="Outline">
        <text:list-item>
          <text:list>
            <text:list-item>
              <text:list>
                <text:list-item>
                  <text:h text:style-name="Heading_20_3" text:outline-level="3">Operating system properties</text:h>
                </text:list-item>
              </text:list>
            </text:list-item>
          </text:list>
        </text:list-item>
      </text:list>
      <text:p text:style-name="P21">Related APIs:</text:p>
      <text:p text:style-name="P21"/>
      <text:p text:style-name="P22"><text:a xlink:type="simple" xlink:href="http://www.jppf.org/api-5/org/jppf/management/JPPFSystemInformation.html#getOS()" text:style-name="Internet_20_link" text:visited-style-name="Visited_20_Internet_20_Link"><text:span text:style-name="Code_20_char"><text:span text:style-name="T11">JPPFSystemInformation.getOS()</text:span></text:span></text:a></text:p>
      <text:p text:style-name="P22"><text:a xlink:type="simple" xlink:href="http://www.jppf.org/api-5/org/jppf/utils/SystemUtils.html#getOS()" text:style-name="Internet_20_link" text:visited-style-name="Visited_20_Internet_20_Link"><text:span text:style-name="Code_20_char"><text:span text:style-name="T11">SystemUtils.getOS()</text:span></text:span></text:a></text:p>
      <text:p text:style-name="P21"/>
      <text:p text:style-name="P21">List of properties:</text:p>
      <text:p text:style-name="P21"/>
      <text:p text:style-name="P21"><text:span text:style-name="Code_20_char">os.TotalPhysicalMemorySize</text:span> : total system <text:span text:style-name="T42">RAM</text:span> in bytes</text:p>
      <text:p text:style-name="P21"><text:span text:style-name="Code_20_char">os.FreePhysicalMemorySize</text:span> : available system <text:span text:style-name="T42">RAM</text:span> in bytes *</text:p>
      <text:p text:style-name="P21"><text:span text:style-name="Code_20_char">os.TotalSwapSpaceSize</text:span> : total system swap <text:span text:style-name="T42">space </text:span>in bytes</text:p>
      <text:p text:style-name="P21"><text:span text:style-name="Code_20_char">os.FreeSwapSpaceSize</text:span> : available system swap <text:span text:style-name="T42">space </text:span>in bytes *</text:p>
      <text:p text:style-name="P21"><text:span text:style-name="Code_20_char">os.CommittedVirtualMemorySize</text:span> : process committed v<text:span text:style-name="T45">irtual </text:span>m<text:span text:style-name="T45">emory</text:span> in bytes *</text:p>
      <text:p text:style-name="P21"><text:span text:style-name="Code_20_char">os.ProcessCpuTime</text:span> : process <text:span text:style-name="T43">CPU</text:span> time in nanos<text:span text:style-name="T42">econds *</text:span></text:p>
      <text:p text:style-name="P21"><text:span text:style-name="Code_20_char">os.Name</text:span> : operating system name</text:p>
      <text:p text:style-name="P21"><text:span text:style-name="Code_20_char">os.Version</text:span> : operating system version</text:p>
      <text:p text:style-name="P21"><text:span text:style-name="Code_20_char">os.Arch</text:span> : operating system architecture</text:p>
      <text:p text:style-name="P21"><text:span text:style-name="Code_20_char">os.AvailableProcessors</text:span> : system available cores</text:p>
      <text:p text:style-name="P21"/>
      <text:p text:style-name="P21">* <text:span text:style-name="T16">these values are computed at node or server startup time, and will change subsequently; they should be used with appropriate precautions.</text:span></text:p>
      <text:p text:style-name="P21"/>
      <text:p text:style-name="P23">Example:</text:p>
      <text:p text:style-name="P23"/>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204245952203573" text:continue-numbering="true" text:style-name="Outline">
        <text:list-item>
          <text:list>
            <text:list-item>
              <text:h text:style-name="P63" text:outline-level="2">Execution policy XML schema</text:h>
            </text:list-item>
          </text:list>
        </text:list-item>
      </text:list>
      <text:p text:style-name="Standard"/>
      <text:p text:style-name="Code_20_block">&lt;?xml version="1.0" encoding="UTF-8"?&gt;<text:line-break/><text:line-break/><text:span text:style-name="T18">&lt;!--<text:line-break/> <text:s/>JPPF.<text:line-break/> <text:s/>Copyright (C) 2005-201</text:span><text:span text:style-name="T21">4</text:span><text:span text:style-name="T18">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3">Script</text:span>" type="jppf:<text:span text:style-name="T33">ScriptedR</text:span>uleType"/&gt;<text:line-break/><text:span text:style-name="T41"> <text:s text:c="5"/>&lt;element name="IsInIPv4Subnet" type="jppf:SubnetRuleType"/&gt;</text:span></text:p>
      <text:p text:style-name="P44"><text:s text:c="6"/>&lt;element name="IsInIPv6Subnet" type="jppf:SubnetRuleType"/&gt;</text:p>
      <text:p text:style-name="P39"><text:s text:c="4"/>&lt;/choice&gt;<text:line-break/> <text:s/>&lt;/group&gt;<text:line-break/><text:line-break/> <text:s/><text:span text:style-name="T19">&lt;!-- unary predicates : NOT --&gt;</text:span></text:p>
      <text:p text:style-name="P39"><text:s text:c="2"/>&lt;complexType name="OneRuleType"&gt;<text:line-break/> <text:s text:c="3"/>&lt;sequence&gt;<text:line-break/> <text:s text:c="5"/>&lt;group ref="jppf:Rule"/&gt;<text:line-break/> <text:s text:c="3"/>&lt;/sequence&gt;<text:line-break/> <text:s/>&lt;/complexType&gt;<text:line-break/></text:p>
      <text:p text:style-name="P39"><text:span text:style-name="T41"><text:s text:c="2"/></text:span><text:span text:style-name="T22">&lt;!-- n-ary predicates : Preference --&gt;</text:span></text:p>
      <text:p text:style-name="P44"><text:s text:c="2"/>&lt;complexType name="OneOrMoreRulesType"&gt;</text:p>
      <text:p text:style-name="P44"><text:s text:c="4"/>&lt;sequence minOccurs="1" maxOccurs="unbounded"&gt;</text:p>
      <text:p text:style-name="P44"><text:s text:c="6"/>&lt;group ref="jppf:Rule"/&gt;</text:p>
      <text:p text:style-name="P44"><text:s text:c="4"/>&lt;/sequence&gt;</text:p>
      <text:p text:style-name="P44"><text:s text:c="2"/>&lt;/complexType&gt;</text:p>
      <text:p text:style-name="P39"><text:soft-page-break/><text:line-break/> <text:s/><text:span text:style-name="T19">&lt;!-- binary predicates : AND, OR, XOR --&gt;</text:span></text:p>
      <text:p text:style-name="P32"><text:s text:c="2"/>&lt;complexType name="TwoOrMoreRulesType"&gt;<text:line-break/> <text:s text:c="3"/>&lt;sequence minOccurs="2" maxOccurs="unbounded"&gt;<text:line-break/> <text:s text:c="5"/>&lt;group ref="jppf:Rule"/&gt;<text:line-break/> <text:s text:c="3"/>&lt;/sequence&gt;<text:line-break/> <text:s/>&lt;/complexType&gt;<text:line-break/></text:p>
      <text:p text:style-name="P39"><text:s text:c="3"/><text:line-break/> <text:s/><text:span text:style-name="T18">&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18">&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18">&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18">&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18">&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text:soft-page-break/> <text:s/><text:span text:style-name="T18">&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39"><text:span text:style-name="T41"><text:s text:c="2"/></text:span><text:span text:style-name="T22">&lt;!-- Subnet matching execution policy --&gt;</text:span></text:p>
      <text:p text:style-name="P44"><text:s text:c="2"/>&lt;complexType name="SubnetRuleType"&gt;</text:p>
      <text:p text:style-name="P44"><text:s text:c="4"/>&lt;sequence&gt;</text:p>
      <text:p text:style-name="P44"><text:s text:c="6"/>&lt;element name="Subnet" type="string" minOccurs="1" maxOccurs="unbounded"/&gt;</text:p>
      <text:p text:style-name="P44"><text:s text:c="4"/>&lt;/sequence&gt;</text:p>
      <text:p text:style-name="P44"><text:s text:c="2"/>&lt;/complexType&gt;</text:p>
      <text:p text:style-name="P39"><text:line-break/> <text:s/><text:span text:style-name="T18">&lt;!-- </text:span><text:span text:style-name="T19">custom execution policy</text:span><text:span text:style-name="T18">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18">&lt;!-- </text:span><text:span text:style-name="T20">scripted</text:span><text:span text:style-name="T19"> execution policy</text:span><text:span text:style-name="T18"> --&gt;</text:span><text:line-break/> <text:s/>&lt;complexType name="<text:span text:style-name="T32">Scripted</text:span>RuleType"&gt;<text:line-break/> <text:s text:c="3"/>&lt;<text:span text:style-name="T32">simpleContent</text:span>&gt;<text:line-break/> <text:s text:c="5"/><text:span text:style-name="T32">&lt;extension base="string"&gt;</text:span></text:p>
      <text:p text:style-name="P34"><text:s text:c="8"/>&lt;attribute name="language" type="string"/&gt;</text:p>
      <text:p text:style-name="P34"><text:s text:c="6"/>&lt;/extension&gt;</text:p>
      <text:p text:style-name="P33"><text:s text:c="4"/>&lt;/<text:span text:style-name="T32">simpleContent</text:span>&gt;<text:line-break/> <text:s/>&lt;/complexType&gt;<text:line-break/></text:p>
      <text:p text:style-name="P33">&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3M</meta:editing-duration>
    <meta:editing-cycles>74</meta:editing-cycles>
    <meta:generator>LibreOffice/5.1.0.3$Windows_x86 LibreOffice_project/5e3e00a007d9b3b6efb6797a8b8e57b51ab1f737</meta:generator>
    <meta:creation-date>2009-11-09T06:38:14.61</meta:creation-date>
    <dc:date>2016-02-21T20:42:44.477000000</dc:date>
    <meta:document-statistic meta:table-count="0" meta:image-count="0" meta:object-count="0" meta:page-count="14" meta:paragraph-count="572" meta:word-count="2949" meta:character-count="26242" meta:non-whitespace-character-count="2287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